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style:page-number="auto" fo:background-color="transparent"/>
      <style:text-properties fo:font-size="12pt" officeooo:rsid="001956d3" officeooo:paragraph-rsid="001956d3" style:font-size-asian="10.5pt" style:font-size-complex="12pt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/>
      <style:text-properties fo:font-size="12pt" officeooo:paragraph-rsid="001956d3" style:font-size-asian="10.5pt" style:font-size-complex="12p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center" style:justify-single-word="false" fo:text-indent="0cm" style:auto-text-indent="false" fo:background-color="transparent"/>
      <style:text-properties fo:font-size="12pt" officeooo:paragraph-rsid="001956d3" style:font-size-asian="10.5pt" style:font-size-complex="12pt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1956d3"/>
    </style:style>
    <style:style style:name="T3" style:family="text">
      <style:text-properties fo:font-variant="normal" fo:text-transform="none" fo:color="#1d1c1d" fo:letter-spacing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</text:span></text:p>
      <text:p text:style-name="P3"><text:span text:style-name="T2">15_07_2022</text:span></text:p>
      <text:p text:style-name="P2"><text:span text:style-name="T1">1. Create a function to find a factorial of a number</text:span><text:line-break/><text:span text:style-name="T1">2.Create a function to print fibonacci series separated by comma</text:span><text:line-break/><text:span text:style-name="T1">3. Create a function to check whether the number is prime or not</text:span><text:line-break/><text:span text:style-name="T1">4. Create a function to calculate the sum of 2 numbers</text:span><text:line-break/><text:span text:style-name="T1">5. Create a function to calculate multiplication of 2 numbers</text:span><text:line-break/><text:span text:style-name="T1">6. Create a function to find the largest number from an array</text:span><text:line-break/><text:span text:style-name="T1">7. Create a function to find the smallest number from an array</text:span><text:line-break/><text:span text:style-name="T1">8. Write a function to search a given number in an array. (True/false)</text:span><text:line-break/><text:span text:style-name="T1">9. Write a function to reverse an array of strings.</text:span><text:line-break/><text:span text:style-name="T1">10. Write a function to find the length of a string.</text:span><text:line-break/><text:span text:style-name="T1">11. Write a function to find the length of an array.</text:span><text:line-break/><text:span text:style-name="T1">12. Write a function to find the area of a triangle.</text:span><text:line-break/><text:span text:style-name="T1">13. Create a function to find the prime number till the given numbe</text:span><text:span text:style-name="T2">r.</text:span></text:p>
      <text:p text:style-name="P2"><text:span text:style-name="T1">1. Print separated by comma</text:span><text:line-break/><text:span text:style-name="T1">14. Create a function to find the square root of a given number</text:span><text:line-break/><text:span text:style-name="T1">15. Create a function to sort an array</text:span><text:line-break/> <text:span text:style-name="T1">1. Sort and return</text:span></text:p>
      <text:p text:style-name="P3"><text:span text:style-name="T2">25_07_2022</text:span></text:p>
      <text:p text:style-name="P2"><text:span text:style-name="T1">1. String is Palindrome or Not<text:line-break/>2. Convert Decimal to Binary<text:line-break/>3. ASCII Value of Character Using charCodeAt()</text:span></text:p>
      <text:p text:style-name="P2"><text:span text:style-name="T1">4. ASCII Value of Character Using codePointAt()<text:line-break/>5. Sort Words in Alphabetical Order<text:line-break/>6. Replace Characters of a String<text:line-break/>7. </text:span><text:span text:style-name="T2">R</text:span><text:span text:style-name="T1">everse a String<text:line-break/>8. Using object literal<text:line-break/>9. Check the Number of Occurrences of a Character in the String<text:line-break/>10. Convert the First Letter of a String into UpperCase<text:line-break/>11. Count the Number of Vowels in a String<text:line-break/>12. remove a property from an object.</text:span></text:p>
      <text:p text:style-name="P2"><text:span text:style-name="T1">13. Check Whether a String Starts and Ends With Certain Characters.</text:span></text:p>
      <text:p text:style-name="P2"><text:span text:style-name="T1">14. Check if a Key Exists in an Object<text:line-break/>15. Clone a JS Object<text:line-break/>16. Loop Through Object Using for...in<text:line-break/>17. Merge Property of Two Objects<text:line-break/>18. Count the Number of Keys/Properties in an Object<text:line-break/>19. JavaScript parseInt()<text:line-break/></text:span><text:span text:style-name="T2">2</text:span><text:span text:style-name="T1">0. Arrow function in an object<text:line-break/>21. Generate Random Strings<text:line-break/>22. Check if a String Starts With Another String<text:line-break/>23. Program to Trim a String<text:line-break/>24. Convert Object to String<text:line-break/></text:span><text:soft-page-break/><text:span text:style-name="T1">25. Remove a char from a String<text:line-break/>26. String to Base64<text:line-break/>27. Base64 to a string<text:line-break/>28. Program to Perform Case Insensitive String Comparison<text:line-break/>29. Pyramid star pattern in javascript</text:span></text:p>
      <text:p text:style-name="P2"><text:span text:style-name="T1">30. Reversed pyramid star patter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2:57:01.353522852</meta:creation-date>
    <meta:editing-duration>PT6M48S</meta:editing-duration>
    <meta:editing-cycles>2</meta:editing-cycles>
    <meta:generator>LibreOffice/6.4.7.2$Linux_X86_64 LibreOffice_project/40$Build-2</meta:generator>
    <dc:date>2022-07-26T13:04:55.694897656</dc:date>
    <meta:document-statistic meta:table-count="0" meta:image-count="0" meta:object-count="0" meta:page-count="2" meta:paragraph-count="10" meta:word-count="378" meta:character-count="2076" meta:non-whitespace-character-count="1707"/>
  </office:meta>
</office:document-meta>
</file>